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table:number-columns-repeated="3"/>
          <table:table-cell office:value-type="string" calcext:value-type="string">
            <text:p>a row with te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longer text<text:line-break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bottom-right</text:p>
          </table:table-cell>
        </table:table-row>
      </table:table>
      <table:named-expressions/>
      <table:database-ranges>
        <table:database-range table:name="testDB1" table:target-range-address="Sheet1.A1:Sheet1.E6" table:on-update-keep-styles="true" table:on-update-keep-size="false" table:contains-header="false"/>
        <table:database-range table:name="testDB2" table:target-range-address="Sheet1.G1:Sheet1.K6" table:on-update-keep-styles="true" table:on-update-keep-size="false"/>
      </table:database-ranges>
      <calcext:data-mappings>
        <calcext:data-mapping xlink:href="file:///C:/buildlo8/core/sc/qa/unit/data/dataprovider/csv/test1.csv" calcext:provider="org.libreoffice.calc.csv" calcext:frequency="0" calcext:id="org.libreoffice.calc.csv" calcext:database-name="testDB1">
          <calcext:data-transformations/>
        </calcext:data-mapping>
        <calcext:data-mapping xlink:href="file:///C:/buildlo8/core/sc/qa/unit/data/dataprovider/csv/test2.csv" calcext:provider="org.libreoffice.calc.csv" calcext:frequency="0" calcext:id="org.libreoffice.calc.csv" calcext:database-name="testDB2">
          <calcext:data-transformations/>
        </calcext:data-mapping>
      </calcext:data-mapping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18:26:24.10840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buildlo8/26.2.0.0.alpha1$Windows_X86_64 LibreOffice_project/fe5021ba07764e4c34068dde4c8c57d52427ffab
  </meta:generator>
    <meta:document-statistic meta:table-count="1" meta:object-count="0" meta:cell-count="17"/>
  </office:meta>
</office:document-meta>
</file>